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20dace"/>
    </style:style>
    <style:style style:name="P2" style:family="paragraph" style:parent-style-name="Standard">
      <style:text-properties officeooo:paragraph-rsid="0021e901"/>
    </style:style>
    <style:style style:name="P3" style:family="paragraph" style:parent-style-name="Standard">
      <style:text-properties officeooo:paragraph-rsid="0022b33e"/>
    </style:style>
    <style:style style:name="P4" style:family="paragraph" style:parent-style-name="Standard">
      <style:text-properties officeooo:paragraph-rsid="0024690c"/>
    </style:style>
    <style:style style:name="P5" style:family="paragraph" style:parent-style-name="Standard">
      <style:text-properties officeooo:paragraph-rsid="0024bc43"/>
    </style:style>
    <style:style style:name="T1" style:family="text">
      <style:text-properties officeooo:rsid="0020dace"/>
    </style:style>
    <style:style style:name="T2" style:family="text">
      <style:text-properties officeooo:rsid="0021575d"/>
    </style:style>
    <style:style style:name="T3" style:family="text">
      <style:text-properties officeooo:rsid="0021e901"/>
    </style:style>
    <style:style style:name="T4" style:family="text">
      <style:text-properties officeooo:rsid="0022b33e"/>
    </style:style>
    <style:style style:name="T5" style:family="text">
      <style:text-properties officeooo:rsid="0024690c"/>
    </style:style>
    <style:style style:name="T6" style:family="text">
      <style:text-properties officeooo:rsid="0024bc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6">*Rough* oksennus paperille, ei valmis.</text:span></text:p>
      <text:p text:style-name="P2"><text:span text:style-name="T3"/></text:p>
      <text:p text:style-name="P2"><text:span text:style-name="T3">Ohjelma</text:span></text:p>
      <text:p text:style-name="P1"><text:span text:style-name="T1"/></text:p>
      <text:p text:style-name="P1"><text:span text:style-name="T1">Tarkoituksena on tehdä järjestämisalgoritmeja demoava ohjelma, joka vertailee Heap-Sorttia, Merge-Sorttia ja Quick-Sorttia. Ohjelmalle voi syöttää halutun määrän eri kokoisia alkioita ja ohjelma suorittaa sorttauksen halutuilla algoritmeilla. Jokaisesta algoritmista otetaan aika ja ohjelma näyttää ajat. Ohjelman toinen ominaisuus on visualisoida algoritmien järjestämisprosessia yksinkertaisesti. </text:span><text:span text:style-name="T2">Tietorakenteena käytetään näin alustavasti ainakin ihan perus taulukkoa ja Heap-Sorttia varten tehdään luonnollisesti oma keko. </text:span><text:span text:style-name="T3">Aika ja tilavaativuudet ovat luonollisesti algoritmeille ominaiset.</text:span></text:p>
      <text:p text:style-name="P1"><text:span text:style-name="T3"/></text:p>
      <text:p text:style-name="P3"><text:span text:style-name="T4">Aika- ja tilavaativuudet</text:span></text:p>
      <text:p text:style-name="P1"><text:span text:style-name="T3"/></text:p>
      <text:p text:style-name="P2"><text:span text:style-name="T3">Ohjelman pahin tapaus </text:span><text:span text:style-name="T4">tulee tilanteesta, jossa</text:span><text:span text:style-name="T3"> vertaillaan jokaista algoritmia keskenään ja näin suoritetaan jokainen algoritmi kerran samalle syötteelle. </text:span><text:span text:style-name="T4">Pahimmassa tapauksessa hitain algoritmeista on Quick-Sort, jonka aikavaativuus on pahimillaan O(n²). Keskimääräisesti tämä on kuitenkin O(n log n). Tilan kannalta vaativin algoritmi on lomitusjärjestäminen, jonka tilavaativuus on O(n).</text:span></text:p>
      <text:p text:style-name="P2"><text:span text:style-name="T4"/></text:p>
      <text:p text:style-name="P4"><text:span text:style-name="T5">Lähteet</text:span></text:p>
      <text:p text:style-name="P4"><text:span text:style-name="T5"/></text:p>
      <text:p text:style-name="P4"><text:span text:style-name="T5">Lähteenä käytän syksyn 2013 syksyn TIRA-kurssin luentokalvoja, joiden perusteella algoritmit toteutetaan. Samoin myös keko toteutetaan luentokalvojen inspiroimana. Apuna tulen käyttämään myös Orcalen Java SE 7 API Specifications dokumentt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i </meta:initial-creator>
    <meta:creation-date>2014-01-20T02:36:35</meta:creation-date>
    <dc:date>2014-01-20T03:53:51</dc:date>
    <dc:creator>Jari </dc:creator>
    <meta:editing-duration>PT51M18S</meta:editing-duration>
    <meta:editing-cycles>6</meta:editing-cycles>
    <meta:generator>LibreOffice/3.6$Linux_x86 LibreOffice_project/360m1$Build-2</meta:generator>
    <meta:document-statistic meta:table-count="0" meta:image-count="0" meta:object-count="0" meta:page-count="1" meta:paragraph-count="7" meta:word-count="153" meta:character-count="1301" meta:non-whitespace-character-count="1301"/>
  </office:meta>
</office:document-meta>
</file>